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 style:master-page-name="First_20_Page">
      <style:paragraph-properties style:page-number="auto"/>
      <style:text-properties style:font-name="Arial" fo:font-size="12pt" fo:font-weight="bold" officeooo:rsid="0034129b" style:font-size-asian="12pt" style:font-weight-asian="bold" style:font-size-complex="12pt" style:font-weight-complex="bold"/>
    </style:style>
    <style:style style:name="P2" style:family="paragraph" style:parent-style-name="Text_20_body" style:list-style-name="L1"/>
    <style:style style:name="P3" style:family="paragraph" style:parent-style-name="Horizontal_20_Line">
      <style:text-properties style:font-name="Arial"/>
    </style:style>
    <style:style style:name="P4" style:family="paragraph" style:parent-style-name="Text_20_body" style:list-style-name="L2"/>
    <style:style style:name="P5" style:family="paragraph" style:parent-style-name="Text_20_body">
      <style:text-properties style:font-name="Arial"/>
    </style:style>
    <style:style style:name="P6" style:family="paragraph" style:parent-style-name="Text_20_body" style:list-style-name="L3"/>
    <style:style style:name="P7" style:family="paragraph" style:parent-style-name="Preformatted_20_Text" style:list-style-name="L3">
      <style:text-properties style:font-name="Arial"/>
    </style:style>
    <style:style style:name="P8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" style:family="paragraph" style:parent-style-name="Text_20_body" style:list-style-name="L4"/>
    <style:style style:name="P10" style:family="paragraph" style:parent-style-name="Standard">
      <style:text-properties style:font-name="Arial" fo:font-size="12pt" fo:font-weight="bold" officeooo:rsid="0034129b" style:font-size-asian="12pt" style:font-weight-asian="bold" style:font-size-complex="12pt" style:font-weight-complex="bold"/>
    </style:style>
    <style:style style:name="T1" style:family="text">
      <style:text-properties style:font-name="Arial" fo:font-weight="normal" style:font-weight-asian="normal" style:font-weight-complex="normal"/>
    </style:style>
    <style:style style:name="T2" style:family="text">
      <style:text-properties style:font-name="Ari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<text:span text:style-name="T1">📌 </text:span><text:span text:style-name="Strong_20_Emphasis"><text:span text:style-name="T2">Resumen del Diseño de la App</text:span></text:span></text:h>
      <text:p text:style-name="Text_20_body"><text:span text:style-name="T2">La aplicación </text:span><text:span text:style-name="Strong_20_Emphasis"><text:span text:style-name="T2">Temporis</text:span></text:span><text:span text:style-name="T2"> está diseñada como una herramienta de gestión de tiempo enfocada en la creación y seguimiento de </text:span><text:span text:style-name="Strong_20_Emphasis"><text:span text:style-name="T2">temporizadores personalizados</text:span></text:span><text:span text:style-name="T2">. Inspirada en herramientas como </text:span><text:span text:style-name="Emphasis"><text:span text:style-name="T2">Toggl Track</text:span></text:span><text:span text:style-name="T2">, su interfaz es intuitiva y minimalista, facilitando al usuario el control de su tiempo en distintas tareas o actividades.</text:span></text:p>
      <text:p text:style-name="Text_20_body"><text:span text:style-name="T2">La estructura de la app está dividida en tres secciones principales, accesibles mediante una </text:span><text:span text:style-name="Strong_20_Emphasis"><text:span text:style-name="T2">barra de navegación inferior</text:span></text:span><text:span text:style-name="T2">:</text:span></text:p>
      <text:list text:style-name="L1">
        <text:list-item>
          <text:p text:style-name="P2"><text:span text:style-name="T2">🏠 </text:span><text:span text:style-name="Strong_20_Emphasis"><text:span text:style-name="T2">Inicio</text:span></text:span><text:span text:style-name="T2">: Muestra la lista de temporizadores creados, permitiendo su activación o eliminación.</text:span></text:p>
        </text:list-item>
        <text:list-item>
          <text:p text:style-name="P2"><text:span text:style-name="T2">📊 </text:span><text:span text:style-name="Strong_20_Emphasis"><text:span text:style-name="T2">Dashboard</text:span></text:span><text:span text:style-name="T2">: Muestra información de resumen sobre los temporizadores creados (opcionalmente puede incluir estadísticas).</text:span></text:p>
        </text:list-item>
        <text:list-item>
          <text:p text:style-name="P2"><text:span text:style-name="T2">🔐 </text:span><text:span text:style-name="Strong_20_Emphasis"><text:span text:style-name="T2">Cerrar sesión</text:span></text:span><text:span text:style-name="T2">: Sección destinada al cierre de sesión y desconexión del usuario autenticado.</text:span></text:p>
        </text:list-item>
      </text:list>
      <text:p text:style-name="Text_20_body"><text:span text:style-name="T2">La arquitectura sigue el patrón </text:span><text:span text:style-name="Strong_20_Emphasis"><text:span text:style-name="T2">MVVM</text:span></text:span><text:span text:style-name="T2">, utilizando </text:span><text:span text:style-name="Strong_20_Emphasis"><text:span text:style-name="T2">Firebase Authentication</text:span></text:span><text:span text:style-name="T2"> para la gestión de usuarios y </text:span><text:span text:style-name="Strong_20_Emphasis"><text:span text:style-name="T2">Cloud Firestore</text:span></text:span><text:span text:style-name="T2"> como base de datos en tiempo real.</text:span></text:p>
      <text:p text:style-name="P3"/>
      <text:h text:style-name="Heading_20_4" text:outline-level="4"><text:span text:style-name="T2">✅ </text:span><text:span text:style-name="Strong_20_Emphasis"><text:span text:style-name="T2">Funcionalidades Implementadas</text:span></text:span></text:h>
      <text:list text:style-name="L2">
        <text:list-item>
          <text:p text:style-name="P4"><text:span text:style-name="T2">🔐 </text:span><text:span text:style-name="Strong_20_Emphasis"><text:span text:style-name="T2">Registro e inicio de sesión con Firebase Authentication</text:span></text:span></text:p>
        </text:list-item>
        <text:list-item>
          <text:p text:style-name="P4"><text:span text:style-name="T2">🧑‍💼 </text:span><text:span text:style-name="Strong_20_Emphasis"><text:span text:style-name="T2">Gestión de usuarios autenticados</text:span></text:span></text:p>
        </text:list-item>
        <text:list-item>
          <text:p text:style-name="P4"><text:span text:style-name="T2">⏱️ </text:span><text:span text:style-name="Strong_20_Emphasis"><text:span text:style-name="T2">Creación de temporizadores personalizados</text:span></text:span></text:p>
        </text:list-item>
        <text:list-item>
          <text:p text:style-name="P4"><text:span text:style-name="T2">⌛ </text:span><text:span text:style-name="Strong_20_Emphasis"><text:span text:style-name="T2">Visualización de temporizadores activos con cuenta atrás en tiempo real</text:span></text:span></text:p>
        </text:list-item>
        <text:list-item>
          <text:p text:style-name="P4"><text:span text:style-name="T2">🗑️ </text:span><text:span text:style-name="Strong_20_Emphasis"><text:span text:style-name="T2">Eliminación de temporizadores</text:span></text:span></text:p>
        </text:list-item>
        <text:list-item>
          <text:p text:style-name="P4"><text:span text:style-name="T2">🔃 </text:span><text:span text:style-name="Strong_20_Emphasis"><text:span text:style-name="T2">Sincronización de datos en tiempo real con Firestore</text:span></text:span></text:p>
        </text:list-item>
        <text:list-item>
          <text:p text:style-name="P4"><text:span text:style-name="T2">📱 </text:span><text:span text:style-name="Strong_20_Emphasis"><text:span text:style-name="T2">Interfaz responsive y adaptada para dispositivos móviles</text:span></text:span></text:p>
        </text:list-item>
        <text:list-item>
          <text:p text:style-name="P4"><text:span text:style-name="T2">🔔 </text:span><text:span text:style-name="Strong_20_Emphasis"><text:span text:style-name="T2">Redirección automática al login si no hay sesión iniciada</text:span></text:span></text:p>
        </text:list-item>
        <text:list-item>
          <text:p text:style-name="P4"><text:span text:style-name="T2">⚙️ </text:span><text:span text:style-name="Strong_20_Emphasis"><text:span text:style-name="T2">Vista de perfil de usuario (en desarrollo)</text:span></text:span></text:p>
        </text:list-item>
        <text:list-item>
          <text:p text:style-name="P4"><text:span text:style-name="T2">🌙 </text:span><text:span text:style-name="Strong_20_Emphasis"><text:span text:style-name="T2">Modo logout disponible en la interfaz (aunque no funcional todavía)</text:span></text:span></text:p>
        </text:list-item>
      </text:list>
      <text:p text:style-name="P3"/>
      <text:h text:style-name="Heading_20_4" text:outline-level="4"><text:span text:style-name="T2">⚠️ </text:span><text:span text:style-name="Strong_20_Emphasis"><text:span text:style-name="T2">Dificultades Encontradas y Cómo se Resolvieron</text:span></text:span></text:h>
      <text:p text:style-name="P5">Durante el desarrollo se enfrentaron diversos desafíos técnicos, entre ellos:</text:p>
      <text:list text:style-name="L3">
        <text:list-item>
          <text:p text:style-name="P6"><text:span text:style-name="Strong_20_Emphasis"><text:span text:style-name="T2">Sincronización en tiempo real con Firestore</text:span></text:span><text:span text:style-name="T2"><text:line-break/>Se resolvió implementando </text:span><text:span text:style-name="Source_20_Text"><text:span text:style-name="T2">LiveData</text:span></text:span><text:span text:style-name="T2"> y observadores para reaccionar a los cambios de Firestore, permitiendo que la lista de temporizadores se actualice al instante.</text:span></text:p>
        </text:list-item>
        <text:list-item>
          <text:p text:style-name="P6"><text:soft-page-break/><text:span text:style-name="Strong_20_Emphasis"><text:span text:style-name="T2">Persistencia de sesión al reiniciar la app</text:span></text:span><text:span text:style-name="T2"><text:line-break/>Utilizando </text:span><text:span text:style-name="Source_20_Text"><text:span text:style-name="T2">FirebaseAuth.getInstance().currentUser</text:span></text:span><text:span text:style-name="T2">, se logró detectar si el usuario ya estaba autenticado y redirigirlo automáticamente al </text:span><text:span text:style-name="Source_20_Text"><text:span text:style-name="T2">MainActivity</text:span></text:span><text:span text:style-name="T2">.</text:span></text:p>
        </text:list-item>
        <text:list-item>
          <text:p text:style-name="P6"><text:span text:style-name="Strong_20_Emphasis"><text:span text:style-name="T2">Interacción entre Fragmentos y ViewModels</text:span></text:span><text:span text:style-name="T2"><text:line-break/>Se utilizaron </text:span><text:span text:style-name="Source_20_Text"><text:span text:style-name="T2">SharedViewModel</text:span></text:span><text:span text:style-name="T2"> y </text:span><text:span text:style-name="Source_20_Text"><text:span text:style-name="T2">Navigation Component</text:span></text:span><text:span text:style-name="T2"> para facilitar la navegación y el traspaso de datos entre vistas.</text:span></text:p>
        </text:list-item>
        <text:list-item>
          <text:p text:style-name="P6"><text:span text:style-name="T2">❌ </text:span><text:span text:style-name="Strong_20_Emphasis"><text:span text:style-name="T2">Logout no funcional (problema no resuelto)</text:span></text:span><text:span text:style-name="T2"><text:line-break/>Uno de los principales problemas encontrados fue </text:span><text:span text:style-name="Strong_20_Emphasis"><text:span text:style-name="T2">la imposibilidad de habilitar el cierre de sesión completo</text:span></text:span><text:span text:style-name="T2">, en especial la desconexión con GoogleSignInClient.<text:line-break/>A pesar de varios intentos de implementación, el siguiente error persiste:</text:span></text:p>
          <text:p text:style-name="P7">pgsql</text:p>
          <text:p text:style-name="P7">CopiarEditar</text:p>
          <text:p text:style-name="P8"><text:span text:style-name="Source_20_Text"><text:span text:style-name="T2">java.lang.SecurityException: Unknown calling package name 'com.google.android.gms'</text:span></text:span></text:p>
          <text:p text:style-name="P6"><text:span text:style-name="T2">Esto ha impedido cerrar correctamente la sesión del usuario autenticado con Google, y por tanto </text:span><text:span text:style-name="Strong_20_Emphasis"><text:span text:style-name="T2">no se han podido capturar pantallas relacionadas con el login o el registro</text:span></text:span><text:span text:style-name="T2">, ya que al estar logueado permanentemente, la app no permite volver a estas vistas.</text:span></text:p>
        </text:list-item>
      </text:list>
      <text:p text:style-name="P3"/>
      <text:h text:style-name="Heading_20_4" text:outline-level="4"><text:span text:style-name="T2">📷 </text:span><text:span text:style-name="Strong_20_Emphasis"><text:span text:style-name="T2">Capturas de Pantalla</text:span></text:span></text:h>
      <text:p text:style-name="P5">A continuación se muestran algunas pantallas funcionales de la aplicación:</text:p>
      <text:list text:style-name="L4">
        <text:list-item>
          <text:p text:style-name="P9"><text:span text:style-name="Strong_20_Emphasis"><text:span text:style-name="T2">Vista principal (Inicio)</text:span></text:span><text:span text:style-name="T2"><text:line-break/>Muestra temporizadores activos e inactivos, con opciones para eliminar o activar.</text:span></text:p>
        </text:list-item>
        <text:list-item>
          <text:p text:style-name="P9"><text:span text:style-name="Strong_20_Emphasis"><text:span text:style-name="T2">Formulario de nuevo temporizador</text:span></text:span><text:span text:style-name="T2"><text:line-break/>Permite definir nombre, duración y tipo de temporizador.</text:span></text:p>
        </text:list-item>
        <text:list-item>
          <text:p text:style-name="P9"><text:span text:style-name="Strong_20_Emphasis"><text:span text:style-name="T2">Cuenta atrás activa</text:span></text:span><text:span text:style-name="T2"><text:line-break/>Cada temporizador activo muestra una cuenta atrás en tiempo real dentro de una CardView.</text:span></text:p>
        </text:list-item>
      </text:list>
      <text:p text:style-name="Quotations"><text:span text:style-name="T2">📝 </text:span><text:span text:style-name="Emphasis"><text:span text:style-name="T2">Debido a los problemas técnicos mencionados anteriormente, no se incluyen capturas de las pantallas de login, registro o perfil.</text:span></text:span></text:p>
      <text:p text:style-name="P3"/>
      <text:h text:style-name="Heading_20_4" text:outline-level="4"><text:span text:style-name="T2">🧩 </text:span><text:span text:style-name="Strong_20_Emphasis"><text:span text:style-name="T2">Conclusión</text:span></text:span></text:h>
      <text:p text:style-name="P5">Temporis representa una base sólida para una app de productividad orientada al tiempo, con una estructura robusta y sincronización efectiva con Firebase. A pesar del obstáculo técnico con la función de cierre de sesión, el resto de funcionalidades clave han sido implementadas con éxito y están completamente operativas.</text:p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02cm" style:type="center"/>
          <style:tab-stop style:position="17.80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02cm" style:type="center"/>
          <style:tab-stop style:position="17.805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 Black" fo:font-weight="normal" officeooo:rsid="008e8580" officeooo:paragraph-rsid="008e8580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1.506cm" fo:margin-left="1.619cm" fo:margin-right="1.5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Kevin Zamora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5T22:34:35.040343824</meta:creation-date>
    <meta:generator>LibreOffice/24.8.4.2$Windows_X86_64 LibreOffice_project/bb3cfa12c7b1bf994ecc5649a80400d06cd71002</meta:generator>
    <dc:date>2025-04-23T18:35:28.412000000</dc:date>
    <meta:editing-duration>PT2H39M12S</meta:editing-duration>
    <meta:editing-cycles>100</meta:editing-cycles>
    <meta:document-statistic meta:table-count="0" meta:image-count="0" meta:object-count="0" meta:page-count="2" meta:paragraph-count="37" meta:word-count="549" meta:character-count="3699" meta:non-whitespace-character-count="3207"/>
  </office:meta>
</office:document-meta>
</file>